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875" officeooo:paragraph-rsid="001d0875"/>
    </style:style>
    <style:style style:name="P2" style:family="paragraph" style:parent-style-name="Standard">
      <style:text-properties officeooo:rsid="001d0875" officeooo:paragraph-rsid="001e3f11"/>
    </style:style>
    <style:style style:name="P3" style:family="paragraph" style:parent-style-name="Standard">
      <style:text-properties officeooo:rsid="001e3f11" officeooo:paragraph-rsid="001e3f11"/>
    </style:style>
    <style:style style:name="P4" style:family="paragraph" style:parent-style-name="Standard">
      <style:text-properties officeooo:rsid="001f277f" officeooo:paragraph-rsid="001f277f"/>
    </style:style>
    <style:style style:name="P5" style:family="paragraph" style:parent-style-name="Standard">
      <style:text-properties officeooo:rsid="0020f7f3" officeooo:paragraph-rsid="0020f7f3"/>
    </style:style>
    <style:style style:name="P6" style:family="paragraph" style:parent-style-name="Standard">
      <style:text-properties officeooo:rsid="0020fc69" officeooo:paragraph-rsid="0020fc69"/>
    </style:style>
    <style:style style:name="P7" style:family="paragraph" style:parent-style-name="Standard">
      <style:text-properties officeooo:rsid="0023aa4d" officeooo:paragraph-rsid="0023aa4d"/>
    </style:style>
    <style:style style:name="T1" style:family="text">
      <style:text-properties officeooo:rsid="001e3f11"/>
    </style:style>
    <style:style style:name="T2" style:family="text">
      <style:text-properties officeooo:rsid="0020f7f3"/>
    </style:style>
    <style:style style:name="T3" style:family="text">
      <style:text-properties officeooo:rsid="0020fc69"/>
    </style:style>
    <style:style style:name="T4" style:family="text">
      <style:text-properties officeooo:rsid="0023aa4d"/>
    </style:style>
    <style:style style:name="T5" style:family="text">
      <style:text-properties officeooo:rsid="0023df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1 outline:</text:p>
      <text:p text:style-name="P3"/>
      <text:p text:style-name="P3">We were asked to find marginal confidence intervals for this data. Data was scores <text:s/><text:span text:style-name="T2">collected from a math class of 62 students. There are essentially 3 variables that represent midterm 1,2, and a final.</text:span></text:p>
      <text:p text:style-name="P3"/>
      <text:p text:style-name="P2">The data we were given had missing information (contained N<text:span text:style-name="T1">as</text:span>). </text:p>
      <text:p text:style-name="P1"/>
      <text:p text:style-name="P1">We used an EM algorithm to work with the information we were given. </text:p>
      <text:p text:style-name="P1"/>
      <text:p text:style-name="P1">It is important to note that this could only entail us to suggest a confidence interval because of the missing data we will never have the perfect estimators.</text:p>
      <text:p text:style-name="P1"/>
      <text:p text:style-name="P5">This allowed us to get the following table.</text:p>
      <text:p text:style-name="P5"/>
      <text:p text:style-name="P5">&lt;<text:span text:style-name="T3">put in confidence interval table</text:span>&gt;</text:p>
      <text:p text:style-name="P5"/>
      <text:p text:style-name="P5">Q2 outline:</text:p>
      <text:p text:style-name="P5"/>
      <text:p text:style-name="P5">The next data we are working with happens to graphical image data aquired over several days of people driving. This data gives us information regarding eye position, nose position, mouth movement of positions, and general head position, and direction the person was gazing.</text:p>
      <text:p text:style-name="P5"/>
      <text:p text:style-name="P5">We were asking if we could build a model that could predict which direction the face was looking from all those other variables. <text:span text:style-name="T3">(We will refer to our predictor as “gaze direction”).</text:span></text:p>
      <text:p text:style-name="P5"/>
      <text:p text:style-name="P5">We basically had 14 actual variables to work with so it was important to partake in variable reduction.</text:p>
      <text:p text:style-name="P5"/>
      <text:p text:style-name="P5">For the first variable reduction, we chose principle component analysis to reduce variables.</text:p>
      <text:p text:style-name="P5"/>
      <text:p text:style-name="P6">This requires us to do some linear transformations in which we get the eigenvectors from the covariance matrix and transformation the data with it (variables get transformed to “components”).</text:p>
      <text:p text:style-name="P5"/>
      <text:p text:style-name="P6">Using all the variables to predict the gaze direction yields a r-squared of about .85. Observing the scree plot below, 4 components seem to be enough to work with.</text:p>
      <text:p text:style-name="P6"/>
      <text:p text:style-name="P6">&lt;scree plot goes here&gt; </text:p>
      <text:p text:style-name="P6"/>
      <text:p text:style-name="P6">I went ahead and checked the r-squared values of using 4,5, and 6 components and found that when using 6, we have a r-squared value pretty close to when we use all 14 components. <text:s/></text:p>
      <text:p text:style-name="P6"/>
      <text:p text:style-name="P6">it would be safer to choose 6 which still eliminates more that half of the components. </text:p>
      <text:p text:style-name="P6"/>
      <text:p text:style-name="P6">&lt;<text:span text:style-name="T4">r-squared table goes here</text:span>&gt;</text:p>
      <text:p text:style-name="P6"/>
      <text:p text:style-name="P6">looking at the loading coefficients, it seems as there aren't very significant influences that all variables make on component 1. The same is for component 2. However, component 3 seems to have a major influence from where the height and width of the face. Component 4 has major influence from height of the face. Component 5 has major influence from the X-position of the face and X-position of the right corner of the mouth.</text:p>
      <text:p text:style-name="P6"><text:soft-page-break/></text:p>
      <text:p text:style-name="P6"/>
      <text:p text:style-name="P6">With factor analysis we are clustering together variables that are alike. This information does not really give us a model to make any inference. However, this tool may be useful in exploratory data analysis. </text:p>
      <text:p text:style-name="P6"/>
      <text:p text:style-name="P7">The output below does entail that we should be grouping together the variables that have deal with the y-position (up and down) of a body part. Likewise, it suggests to group variables regarding the x-position (side to side) of a body part. The last factor seems to contain the height of the fac<text:span text:style-name="T5">e. </text:span></text:p>
      <text:p text:style-name="P7"/>
      <text:p text:style-name="P7">&lt;<text:span text:style-name="T5">Insert that information here</text:span>&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7:29:05.790190191</meta:creation-date>
    <dc:date>2024-08-01T15:43:34.476570945</dc:date>
    <meta:editing-duration>PT15H14M26S</meta:editing-duration>
    <meta:editing-cycles>6</meta:editing-cycles>
    <meta:generator>LibreOffice/7.3.7.2$Linux_X86_64 LibreOffice_project/30$Build-2</meta:generator>
    <meta:document-statistic meta:table-count="0" meta:image-count="0" meta:object-count="0" meta:page-count="2" meta:paragraph-count="22" meta:word-count="489" meta:character-count="2875" meta:non-whitespace-character-count="2399"/>
  </office:meta>
</office:document-meta>
</file>